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midd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14375cm"/>
    </style:style>
    <style:style style:name="co3" style:family="table-column">
      <style:table-column-properties fo:break-before="auto" style:column-width="7.3025cm"/>
    </style:style>
    <style:style style:name="co4" style:family="table-column">
      <style:table-column-properties fo:break-before="auto" style:column-width="3.280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75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05pt" style:use-optimal-row-height="true" fo:break-before="auto"/>
    </style:style>
    <style:style style:name="ro6" style:family="table-row">
      <style:table-row-properties style:row-height="135pt" style:use-optimal-row-height="true" fo:break-before="auto"/>
    </style:style>
    <style:style style:name="ro7" style:family="table-row">
      <style:table-row-properties style:row-height="150pt" style:use-optimal-row-height="true" fo:break-before="auto"/>
    </style:style>
    <style:style style:name="ro8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PP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id<text:s text:c="2"/>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nswer[array]</text:p>
          </table:table-cell>
          <table:table-cell office:value-type="string" table:style-name="ce2">
            <text:p>right_</text:p>
          </table:table-cell>
          <table:table-cell office:value-type="string" table:style-name="ce2">
            <text:p>f</text:p>
          </table:table-cell>
          <table:table-cell table:number-columns-repeated="16378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клавишу нужно нажать, чтобы вернуться из режима просмотра презентации:</text:p>
          </table:table-cell>
          <table:table-cell office:value-type="string" table:style-name="ce2">
            <text:p>Backspace; Escape; Delete; Enter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ыберите правильную последовательность при вставке рисунка на слайд:</text:p>
          </table:table-cell>
          <table:table-cell office:value-type="string" table:style-name="ce2">
            <text:p>Вставка – рисунок; Правка – рисунок; Файл - рисунок; Данные - рисунок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Есть ли в программе функция изменения цвета фона для каждого слайда?</text:p>
          </table:table-cell>
          <table:table-cell office:value-type="string" table:style-name="ce2">
            <text:p>Да; Нет; Только для некоторых слайдов; Только для всех слайдов;</text:p>
            <text:p/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Microsoft PowerPoint нужен для:</text:p>
          </table:table-cell>
          <table:table-cell office:value-type="string" table:style-name="ce2">
            <text:p>Создания и редактирования текстов и рисунков; Для создания таблиц; Для создания презентаций и фильмов из слайдов; Для создания и монтажа видео;</text:p>
            <text:p/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4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из себя представляет слайд?</text:p>
          </table:table-cell>
          <table:table-cell office:value-type="string" table:style-name="ce2">
            <text:p>Абзац презентации; Строчку презентации; Основной элемент презентации; Зона для вставки картинок и видео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5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удалить текст или рисунок со слайда?</text:p>
          </table:table-cell>
          <table:table-cell office:value-type="string" table:style-name="ce2">
            <text:p>Выделить ненужный элемент и нажать клавишу Backspace; Выделить ненужный элемент и нажать клавишу Delete; Щелкнуть по ненужному элементу ПКМ и в появившемся окне выбрать «Удалить»; Выделить ненужный элемент и нажать клавишу Escape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клавишу/комбинацию клавиш необходимо нажать для запуска демонстрации слайдов?</text:p>
          </table:table-cell>
          <table:table-cell office:value-type="string" table:style-name="ce2">
            <text:p>Enter; Зажать комбинацию клавиш Ctrl+Shift; F5; F8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4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клавишу/комбинацию клавиш нужно нажать, чтобы запустить показ слайдов презентации с текущего слайда?</text:p>
          </table:table-cell>
          <table:table-cell office:value-type="string" table:style-name="ce2">
            <text:p>Enter; Зажать комбинацию клавиш Ctrl+F5; Зажать комбинацию клавиш Shift+F5; Зажать комбинацию клавиш Shift+F8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3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им образом можно вводить текст в слайды презентации?</text:p>
          </table:table-cell>
          <table:table-cell office:value-type="string" table:style-name="ce2">
            <text:p>Кликнуть ЛКМ в любом месте и начать писать; Текст можно вводить только в надписях; Оба варианта неверны; Кликнуть ПКМ в любом месте и начать писать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функцию можно использовать, чтобы узнать, как презентация будет смотреться в напечатанном виде?</text:p>
          </table:table-cell>
          <table:table-cell office:value-type="string" table:style-name="ce2">
            <text:p>Функция предварительного просмотра; Функция редактирования; Функция вывода на печать; Функция чтения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й способ заливки позволяет получить эффект плавного перехода одного цвета в другой?</text:p>
          </table:table-cell>
          <table:table-cell office:value-type="string" table:style-name="ce2">
            <text:p>Метод узорной заливки; Метод градиентной заливки; Метод текстурной заливки; Метод кастомной заливки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4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 Microsoft PowerPoint можно реализовать:</text:p>
          </table:table-cell>
          <table:table-cell office:value-type="string" table:style-name="ce2">
            <text:p>Звуковое сопровождение презентации; Открыть файлы, сделанные в других программах; Оба варианты верны; Оба варианта неверны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4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ыберите пункт, в котором верно указаны все программы для создания презентаций:</text:p>
          </table:table-cell>
          <table:table-cell office:value-type="string" table:style-name="ce2">
            <text:p>PowerPoint, WordPress, Excel; PowerPoint, Adobe Flash, SharePoint; PowerPoint, Adobe XD, Access; PowerPoint, Adobe Flash, WordPress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запустить параметры шрифта в Microsoft PowerPoint?</text:p>
          </table:table-cell>
          <table:table-cell office:value-type="string" table:style-name="ce2">
            <text:p>Главная – группа абзац; Главная – группа шрифт; Главная – группа символ; Главная – Формат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3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Объектом обработки Microsoft PowerPoint является:</text:p>
          </table:table-cell>
          <table:table-cell office:value-type="string" table:style-name="ce2">
            <text:p>Документы, имеющие расширение .txt; Документы, имеющие расширение .ppt; Все варианты являются правильными; Документы, имеющие расширение .xlsx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6">
          <table:table-cell office:value-type="float" office:value="15" table:formula="of:=[.A16]+1" table:style-name="ce2">
            <text:p>1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резентация – это…</text:p>
          </table:table-cell>
          <table:table-cell office:value-type="string" table:style-name="ce2">
            <text:p>Графический документ, имеющий расширение .txt или .pcx; Набор картинок-слайдов на определенную тему, имеющий расширение .ppt; Инструмент, который позволяет создавать картинки-слайды с текстом; Набор картинок-слайдов на определенную тему, имеющий расширение .pp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3">
          <table:table-cell office:value-type="float" office:value="16" table:formula="of:=[.A17]+1" table:style-name="ce2">
            <text:p>1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Для того чтобы активировать линейки в Microsoft PowerPoint, нужно выполнить следующие действия:</text:p>
          </table:table-cell>
          <table:table-cell office:value-type="string" table:style-name="ce2">
            <text:p>В меню Вид отметить галочкой пункт Направляющие; В меню Формат задать функцию Линейка; В меню Вид отметить галочкой пункт Линейка; В меню Вид задать функцию Направляющие;<text:s/>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7">
          <table:table-cell office:value-type="float" office:value="17" table:formula="of:=[.A18]+1" table:style-name="ce2">
            <text:p>1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Для чего предназначенная данная вкладка в Microsoft PowerPoint?</text:p>
          </table:table-cell>
          <table:table-cell office:value-type="string" table:style-name="ce2">
            <text:p>Для создания переходов между слайдами, удаления слайдов, изменения цвета фона и настройки рабочей области; Для вставки в презентацию графиков, изображений, диаграмм и так далее; Для изменения параметров шрифта, выбора шаблонов, настройки цветовых параметров и разметки слайдов; Для вставки переходов;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Рис.6</text:p>
          </table:table-cell>
          <table:table-cell table:number-columns-repeated="16378"/>
        </table:table-row>
        <table:table-row table:style-name="ro7">
          <table:table-cell office:value-type="float" office:value="18" table:formula="of:=[.A19]+1" table:style-name="ce2">
            <text:p>1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Для чего предназначена данная вкладка в Microsoft PowerPoint?</text:p>
          </table:table-cell>
          <table:table-cell office:value-type="string" table:style-name="ce2">
            <text:p>Для задания параметров текста, настройки цветовых схем, добавления шаблонов и разметки слайдов; Для выбора способа просмотра презентации, сортировки слайдов, для показа линеек, сетки и направляющих; Для добавления комментариев, проверки орфографии и сравнения презентаций; Для изменения формата документа;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Рис.7</text:p>
          </table:table-cell>
          <table:table-cell table:number-columns-repeated="16378"/>
        </table:table-row>
        <table:table-row table:style-name="ro4">
          <table:table-cell office:value-type="float" office:value="19" table:formula="of:=[.A20]+1" table:style-name="ce2">
            <text:p>1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произойдет, если нажать клавишу Delete, находясь в режиме редактирования текста?</text:p>
          </table:table-cell>
          <table:table-cell office:value-type="string" table:style-name="ce2">
            <text:p>Весь набранный текст удалится; Удалится последняя буква слова; Удалится последнее слово; Удалится слайд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5">
          <table:table-cell office:value-type="float" office:value="20" table:formula="of:=[.A21]+1" table:style-name="ce2">
            <text:p>2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ие функции нужно выполнить, чтобы добавить текстовый объект в презентацию?</text:p>
          </table:table-cell>
          <table:table-cell office:value-type="string" table:style-name="ce2">
            <text:p>Кликнуть левой кнопкой мыши по рабочей области и начать писать (как в Word); Пройти путь Вставка – Объект – Текст и начать писать; Пройти путь Панель рисования – Надпись и начать писать; Пройти путь Дизайн - Вставить текст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3">
          <table:table-cell office:value-type="float" office:value="21" table:formula="of:=[.A22]+1" table:style-name="ce2">
            <text:p>2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Меню Цветовая схема в Microsoft PowerPoint нужна для:</text:p>
          </table:table-cell>
          <table:table-cell office:value-type="string" table:style-name="ce2">
            <text:p>Изменения параметров шрифта; Добавления узора на слайд; Изменения цвета картинки/таблицы; Редактирования цветовых параметров в презентации;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1"/>
        </table:table-row>
        <table:table-row table:style-name="ro5">
          <table:table-cell office:value-type="float" office:value="22" table:formula="of:=[.A23]+1" table:style-name="ce2">
            <text:p>2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Шаблон оформления в Microsoft PowerPoint – это:</text:p>
          </table:table-cell>
          <table:table-cell office:value-type="string" table:style-name="ce2">
            <text:p>Файл, который содержит стили презентации; Файл, который содержит набор стандартных текстовых фраз; Пункт меню, в котором можно задать параметры цвета презентации; Файл, содержащий стандартные стили шрифта и оформления слайда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23" table:formula="of:=[.A24]+1" table:style-name="ce2">
            <text:p>2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произойдет, если нажать клавишу BackSpace, находясь в режиме редактирования текста?</text:p>
          </table:table-cell>
          <table:table-cell office:value-type="string" table:style-name="ce2">
            <text:p>Удалится первая буква слова; Удалится последняя буква слова; Удалится последнее слово; Удалится весь текст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4">
          <table:table-cell office:value-type="float" office:value="24" table:formula="of:=[.A25]+1" table:style-name="ce2">
            <text:p>2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создать новый слайд в презентации, нужно пройти следующий путь:</text:p>
          </table:table-cell>
          <table:table-cell office:value-type="string" table:style-name="ce2">
            <text:p>Вкладка Вид – Слайд; Вкладка Файл – Создать – Новый слайд; Вкладка Вставка – Создать слайд; Вкладка Рецензирование – Создать слайд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7">
          <table:table-cell office:value-type="float" office:value="25" table:formula="of:=[.A26]+1" table:style-name="ce2">
            <text:p>2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из себя представляет программа PowerPoint?</text:p>
          </table:table-cell>
          <table:table-cell office:value-type="string" table:style-name="ce2">
            <text:p>Программное обеспечение Microsoft Office для создания статичных и динамичных презентаций; Программное обеспечение для создания и обработки табличных данных; Программное обеспечение для работы с векторной графикой; Программное обеспечение для создания и обработки текстовых документов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26" table:formula="of:=[.A27]+1" table:style-name="ce2">
            <text:p>2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Составная часть презентации, которая содержит в себе все основные объекты, называется:</text:p>
          </table:table-cell>
          <table:table-cell office:value-type="string" table:style-name="ce2">
            <text:p>Слой; Картинка; Панель; Слайд;</text:p>
          </table:table-cell>
          <table:table-cell office:value-type="float" office:value="4" table:style-name="ce2">
            <text:p>4</text:p>
          </table:table-cell>
          <table:table-cell table:number-columns-repeated="16379" table:style-name="ce1"/>
        </table:table-row>
        <table:table-row table:style-name="ro8">
          <table:table-cell office:value-type="float" office:value="27" table:formula="of:=[.A28]+1" table:style-name="ce2">
            <text:p>2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ая кнопка на панели Рисование изменяет цвет контура фигуры?</text:p>
          </table:table-cell>
          <table:table-cell office:value-type="string" table:style-name="ce2">
            <text:p>Изменение цвета; Цвет линий; Тип штриха; Цвет рамки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4">
          <table:table-cell office:value-type="float" office:value="28" table:formula="of:=[.A29]+1" table:style-name="ce2">
            <text:p>2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вставить диаграмму в презентацию PowerPoint?</text:p>
          </table:table-cell>
          <table:table-cell office:value-type="string" table:style-name="ce2">
            <text:p>Настройки – Добавить диаграмму; Вставка – Диаграмма; Вид – Добавить диаграмму; Вставка – <text:s/>Добавить диаграмму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29" table:formula="of:=[.A30]+1" table:style-name="ce2">
            <text:p>2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случится, если нажать клавишу F5 в PowerPoint?</text:p>
          </table:table-cell>
          <table:table-cell office:value-type="string" table:style-name="ce2">
            <text:p>Откроется Меню справки; Откроется окно настройки слайдов; Начнется показ слайдов; Презентация сохранится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5">
          <table:table-cell office:value-type="float" office:value="30" table:formula="of:=[.A31]+1" table:style-name="ce2">
            <text:p>3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такое презентация в программе PowerPoint?</text:p>
          </table:table-cell>
          <table:table-cell office:value-type="string" table:style-name="ce2">
            <text:p>Набор слайдов, подготовленный в программе для просмотра; Графические диаграммы и таблицы; Текстовой документ, содержащий набор изображений, рисунков, фотографий и диаграмм; текст с мультимедиа-документами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5">
          <table:table-cell office:value-type="float" office:value="31" table:formula="of:=[.A32]+1" table:style-name="ce2">
            <text:p>3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Запуск программы PowerPoint можно осуществить с помощью такой последовательности действий:</text:p>
          </table:table-cell>
          <table:table-cell office:value-type="string" table:style-name="ce2">
            <text:p>Пуск – Главное меню – Программы – Microsoft Power Point; Панель задач – Настройка – Панель управления – Microsoft Power Point; Пуск - Параметры - Приложения – Microsoft Power Point; Рабочий стол – Пуск – Microsoft Power Point;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4">
          <table:table-cell office:value-type="float" office:value="32" table:formula="of:=[.A33]+1" table:style-name="ce2">
            <text:p>3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С помощью какой кнопки на панели Рисования в PowerPoint можно изменить цвет внутренней области фигуры?</text:p>
          </table:table-cell>
          <table:table-cell office:value-type="string" table:style-name="ce2">
            <text:p>Цвет заливки; Стиль заливки; Цвет контура; Стиль фона;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2">
          <table:table-cell office:value-type="float" office:value="33" table:formula="of:=[.A34]+1" table:style-name="ce2">
            <text:p>3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прикрепить фон к слайду в презентации PowerPoint?</text:p>
          </table:table-cell>
          <table:table-cell office:value-type="string" table:style-name="ce2">
            <text:p>Формат – Фон – Применить; Формат – Фон – Применить ко всем; Вид - Вписать в окно; Вид – Оформление – Фон;</text:p>
          </table:table-cell>
          <table:table-cell office:value-type="float" office:value="4" table:style-name="ce2">
            <text:p>4</text:p>
          </table:table-cell>
          <table:table-cell table:number-columns-repeated="16379"/>
        </table:table-row>
        <table:table-row table:style-name="ro3">
          <table:table-cell office:value-type="float" office:value="34" table:formula="of:=[.A35]+1" table:style-name="ce2">
            <text:p>3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Анимационные эффекты для выбранных объектов на слайде презентации задаются командой:</text:p>
          </table:table-cell>
          <table:table-cell office:value-type="string" table:style-name="ce2">
            <text:p>Показ слайдов – Настройка анимации; Показ слайдов – Эффекты анимации; Показ слайдов – Параметры презентации и слайдов; Вставка - Smart Art;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8">
          <table:table-cell office:value-type="float" office:value="35" table:formula="of:=[.A36]+1" table:style-name="ce2">
            <text:p>3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 каком расширении по умолчанию сохранятся презентация в PowerPoint?</text:p>
          </table:table-cell>
          <table:table-cell office:value-type="string" table:style-name="ce2">
            <text:p>.ppt; .pp; .jpg; .pps;</text:p>
          </table:table-cell>
          <table:table-cell office:value-type="float" office:value="1" table:style-name="ce2">
            <text:p>1</text:p>
          </table:table-cell>
          <table:table-cell table:number-columns-repeated="16379"/>
        </table:table-row>
        <table:table-row table:style-name="ro6">
          <table:table-cell office:value-type="float" office:value="36" table:formula="of:=[.A37]+1" table:style-name="ce2">
            <text:p>3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Для того чтобы установить в PowerPoint нужное время перехода слайдов, необходимо:</text:p>
          </table:table-cell>
          <table:table-cell office:value-type="string" table:style-name="ce2">
            <text:p>Пройти путь Показ слайдов – Настройка временных интервалов; Пройти путь Переход слайдов – Продвижение, задать параметры и применить настройки; Пройти путь Настройки анимации – Время – Применить; Пройти путь Настройки анимации - Продвижение, задать параметры и применить настройки;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number-rows-repeated="2" table:style-name="ro1">
          <table:table-cell table:number-columns-repeated="3" table:style-name="ce1"/>
          <table:table-cell table:style-name="ce3"/>
          <table:table-cell table:number-columns-repeated="16380" table:style-name="ce1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Skripko Vlad</dc:creator>
    <meta:creation-date>2015-06-05T18:19:34Z</meta:creation-date>
    <dc:date>2020-03-29T21:06:34Z</dc:date>
  </office:meta>
</office:document-meta>
</file>